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0583in" style:rel-column-width="1524*"/>
    </style:style>
    <style:style style:name="Table1.C" style:family="table-column">
      <style:table-column-properties style:column-width="4.8083in" style:rel-column-width="692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6pt" officeooo:rsid="0002a190" officeooo:paragraph-rsid="0002a190" style:font-size-asian="16pt" style:font-size-complex="16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Courier New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09ffdb" officeooo:paragraph-rsid="0009ffdb"/>
    </style:style>
    <style:style style:name="P4" style:family="paragraph" style:parent-style-name="Text_20_body">
      <style:paragraph-properties fo:margin-left="0.4925in" fo:margin-right="0in" fo:margin-top="0in" fo:margin-bottom="0.0972in" loext:contextual-spacing="false" fo:text-indent="0in" style:auto-text-indent="false"/>
      <style:text-properties style:font-name="Courier New" officeooo:rsid="0009ffdb" officeooo:paragraph-rsid="0009ffdb"/>
    </style:style>
    <style:style style:name="P5" style:family="paragraph" style:parent-style-name="Text_20_body">
      <style:text-properties officeooo:rsid="000287b8" officeooo:paragraph-rsid="000287b8"/>
    </style:style>
    <style:style style:name="P6" style:family="paragraph" style:parent-style-name="Text_20_body">
      <style:text-properties style:font-name="Liberation Sans1" officeooo:rsid="0002a190" officeooo:paragraph-rsid="0002a190"/>
    </style:style>
    <style:style style:name="P7" style:family="paragraph" style:parent-style-name="Text_20_body">
      <style:text-properties style:font-name="Liberation Sans1" officeooo:rsid="00085d0f" officeooo:paragraph-rsid="00085d0f"/>
    </style:style>
    <style:style style:name="P8" style:family="paragraph" style:parent-style-name="Text_20_body">
      <style:text-properties style:font-name="Liberation Sans1" officeooo:rsid="00031e6c" officeooo:paragraph-rsid="00031e6c"/>
    </style:style>
    <style:style style:name="P9" style:family="paragraph" style:parent-style-name="Text_20_body">
      <style:text-properties style:font-name="Liberation Sans1" officeooo:rsid="00031e6c" officeooo:paragraph-rsid="000e1a68"/>
    </style:style>
    <style:style style:name="P10" style:family="paragraph" style:parent-style-name="Text_20_body">
      <style:text-properties style:font-name="Liberation Sans1" officeooo:rsid="00062969" officeooo:paragraph-rsid="00062969"/>
    </style:style>
    <style:style style:name="P11" style:family="paragraph" style:parent-style-name="Text_20_body">
      <style:text-properties style:font-name="Liberation Sans1" officeooo:rsid="0007e69b" officeooo:paragraph-rsid="0007e69b"/>
    </style:style>
    <style:style style:name="P12" style:family="paragraph" style:parent-style-name="Text_20_body">
      <style:text-properties style:font-name="Liberation Sans1" officeooo:rsid="0009ffdb" officeooo:paragraph-rsid="0009ffdb"/>
    </style:style>
    <style:style style:name="P13" style:family="paragraph" style:parent-style-name="Text_20_body">
      <style:text-properties style:font-name="Liberation Sans1" officeooo:rsid="0009ffdb" officeooo:paragraph-rsid="000ac7de"/>
    </style:style>
    <style:style style:name="P14" style:family="paragraph" style:parent-style-name="Text_20_body">
      <style:text-properties style:font-name="Liberation Sans1" officeooo:rsid="000e1a68" officeooo:paragraph-rsid="000e1a68"/>
    </style:style>
    <style:style style:name="P15" style:family="paragraph" style:parent-style-name="Text_20_body">
      <style:text-properties officeooo:paragraph-rsid="0002a190"/>
    </style:style>
    <style:style style:name="P16" style:family="paragraph" style:parent-style-name="Text_20_body">
      <style:text-properties officeooo:rsid="00031e6c" officeooo:paragraph-rsid="00031e6c"/>
    </style:style>
    <style:style style:name="P17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style:font-name="Liberation Sans1" officeooo:rsid="0009ffdb" officeooo:paragraph-rsid="0009ffdb"/>
    </style:style>
    <style:style style:name="P18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style:font-name="Liberation Sans1" officeooo:rsid="000c76a0" officeooo:paragraph-rsid="000c76a0"/>
    </style:style>
    <style:style style:name="P19" style:family="paragraph" style:parent-style-name="Text_20_body">
      <style:paragraph-properties fo:margin-left="0in" fo:margin-right="0in" fo:margin-top="0in" fo:margin-bottom="0.0972in" loext:contextual-spacing="false" fo:text-indent="0in" style:auto-text-indent="false"/>
      <style:text-properties style:font-name="Courier New" officeooo:rsid="0009ffdb" officeooo:paragraph-rsid="0009ffdb"/>
    </style:style>
    <style:style style:name="P20" style:family="paragraph" style:parent-style-name="Text_20_body">
      <style:text-properties style:font-name="Liberation Sans1" officeooo:paragraph-rsid="0002a190"/>
    </style:style>
    <style:style style:name="P21" style:family="paragraph" style:parent-style-name="Text_20_body">
      <style:text-properties officeooo:rsid="000287b8" officeooo:paragraph-rsid="000287b8"/>
    </style:style>
    <style:style style:name="P22" style:family="paragraph" style:parent-style-name="Text_20_body">
      <style:text-properties officeooo:rsid="000287b8" officeooo:paragraph-rsid="0011f180"/>
    </style:style>
    <style:style style:name="P23" style:family="paragraph" style:parent-style-name="Text_20_body" style:list-style-name="L2">
      <style:text-properties style:font-name="Courier New" officeooo:rsid="000e1a68" officeooo:paragraph-rsid="000e1a68"/>
    </style:style>
    <style:style style:name="P24" style:family="paragraph" style:parent-style-name="Text_20_body">
      <style:text-properties style:font-name="Liberation Sans1" officeooo:rsid="00123e76" officeooo:paragraph-rsid="00123e76"/>
    </style:style>
    <style:style style:name="P25" style:family="paragraph" style:parent-style-name="Text_20_body">
      <style:text-properties style:font-name="Liberation Sans1" officeooo:rsid="0013a51b" officeooo:paragraph-rsid="0013a51b"/>
    </style:style>
    <style:style style:name="P26" style:family="paragraph" style:parent-style-name="Text_20_body" style:list-style-name="L5">
      <style:text-properties style:font-name="Liberation Sans1" officeooo:rsid="0014f366" officeooo:paragraph-rsid="0014f366"/>
    </style:style>
    <style:style style:name="P27" style:family="paragraph" style:parent-style-name="Text_20_body">
      <style:text-properties style:font-name="Liberation Sans1" officeooo:rsid="0014f366" officeooo:paragraph-rsid="0014f366"/>
    </style:style>
    <style:style style:name="P28" style:family="paragraph" style:parent-style-name="Text_20_body">
      <style:text-properties style:font-name="Liberation Sans1" officeooo:rsid="000287b8" officeooo:paragraph-rsid="00031e6c"/>
    </style:style>
    <style:style style:name="P29" style:family="paragraph" style:parent-style-name="Text_20_body">
      <style:text-properties style:font-name="Liberation Sans1" officeooo:rsid="000287b8" officeooo:paragraph-rsid="000287b8"/>
    </style:style>
    <style:style style:name="P30" style:family="paragraph" style:parent-style-name="Text_20_body" style:list-style-name="L3">
      <style:text-properties style:font-name="Liberation Sans1" officeooo:rsid="000287b8" officeooo:paragraph-rsid="000287b8"/>
    </style:style>
    <style:style style:name="P31" style:family="paragraph" style:parent-style-name="Text_20_body">
      <style:text-properties style:font-name="Liberation Sans1" officeooo:rsid="000287b8" officeooo:paragraph-rsid="0011f180"/>
    </style:style>
    <style:style style:name="P32" style:family="paragraph" style:parent-style-name="Text_20_body">
      <style:text-properties style:font-name="Liberation Sans1" officeooo:rsid="0011f180" officeooo:paragraph-rsid="0011f180"/>
    </style:style>
    <style:style style:name="P33" style:family="paragraph" style:parent-style-name="Text_20_body">
      <style:text-properties style:font-name="Liberation Sans1" officeooo:rsid="0015aa3d" officeooo:paragraph-rsid="0015aa3d"/>
    </style:style>
    <style:style style:name="P34" style:family="paragraph" style:parent-style-name="Text_20_body">
      <style:text-properties style:font-name="Liberation Sans1" officeooo:rsid="0017fd12" officeooo:paragraph-rsid="0017fd12"/>
    </style:style>
    <style:style style:name="P35" style:family="paragraph" style:parent-style-name="Text_20_body">
      <style:text-properties style:font-name="Liberation Sans1" officeooo:rsid="0018c2dc" officeooo:paragraph-rsid="0018c2dc"/>
    </style:style>
    <style:style style:name="P36" style:family="paragraph" style:parent-style-name="Text_20_body">
      <style:text-properties style:font-name="Liberation Sans1" officeooo:rsid="0019bd90" officeooo:paragraph-rsid="0019bd90"/>
    </style:style>
    <style:style style:name="P37" style:family="paragraph" style:parent-style-name="Text_20_body" style:list-style-name="L6">
      <style:text-properties style:font-name="Liberation Sans1" officeooo:rsid="0019bd90" officeooo:paragraph-rsid="0019bd90"/>
    </style:style>
    <style:style style:name="P38" style:family="paragraph" style:parent-style-name="Text_20_body" style:list-style-name="L7">
      <style:text-properties style:font-name="Liberation Sans1" officeooo:rsid="0019bd90" officeooo:paragraph-rsid="0019bd90"/>
    </style:style>
    <style:style style:name="P39" style:family="paragraph" style:parent-style-name="Text_20_body">
      <style:text-properties style:font-name="Liberation Sans1" officeooo:rsid="001b2af5" officeooo:paragraph-rsid="001b2af5"/>
    </style:style>
    <style:style style:name="P40" style:family="paragraph" style:parent-style-name="Text_20_body" style:list-style-name="L8">
      <style:text-properties style:font-name="Liberation Sans1" officeooo:rsid="001b2af5" officeooo:paragraph-rsid="001b2af5"/>
    </style:style>
    <style:style style:name="P41" style:family="paragraph" style:parent-style-name="Text_20_body" style:list-style-name="L9">
      <style:text-properties style:font-name="Liberation Sans1" officeooo:rsid="001b2af5" officeooo:paragraph-rsid="001b2af5"/>
    </style:style>
    <style:style style:name="P42" style:family="paragraph" style:parent-style-name="Text_20_body">
      <style:text-properties style:font-name="Liberation Sans1" officeooo:rsid="001bf828" officeooo:paragraph-rsid="001bf828"/>
    </style:style>
    <style:style style:name="P43" style:family="paragraph" style:parent-style-name="Text_20_body">
      <style:text-properties officeooo:rsid="0019bd90" officeooo:paragraph-rsid="0019bd90"/>
    </style:style>
    <style:style style:name="P44" style:family="paragraph" style:parent-style-name="Text_20_body">
      <style:paragraph-properties fo:margin-left="0.4925in" fo:margin-right="0in" fo:text-indent="0in" style:auto-text-indent="false"/>
      <style:text-properties style:font-name="Liberation Sans1" officeooo:rsid="001bf828" officeooo:paragraph-rsid="001bf828"/>
    </style:style>
    <style:style style:name="P45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3a51b" officeooo:paragraph-rsid="0013a51b"/>
    </style:style>
    <style:style style:name="P46" style:family="paragraph" style:parent-style-name="Text_20_body">
      <style:paragraph-properties fo:margin-left="0.4925in" fo:margin-right="0in" fo:text-indent="0in" style:auto-text-indent="false"/>
      <style:text-properties style:font-name="Courier New" officeooo:rsid="0015aa3d" officeooo:paragraph-rsid="0015aa3d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style:font-name="Liberation Sans1" officeooo:rsid="0013a51b" officeooo:paragraph-rsid="0013a51b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style:font-name="Liberation Sans1" officeooo:rsid="0014f366" officeooo:paragraph-rsid="0014f366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Liberation Sans1" officeooo:rsid="001bf828" officeooo:paragraph-rsid="001bf828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3" style:family="paragraph" style:parent-style-name="Table_20_Heading">
      <style:text-properties style:font-name="Liberation Sans1" officeooo:rsid="001772b6" officeooo:paragraph-rsid="001772b6"/>
    </style:style>
    <style:style style:name="P54" style:family="paragraph" style:parent-style-name="Table_20_Heading">
      <style:text-properties style:font-name="Liberation Sans1" officeooo:rsid="0018c2dc" officeooo:paragraph-rsid="0018c2dc"/>
    </style:style>
    <style:style style:name="P55" style:family="paragraph" style:parent-style-name="Table_20_Contents">
      <style:text-properties style:font-name="Liberation Sans1" officeooo:rsid="001772b6" officeooo:paragraph-rsid="001772b6"/>
    </style:style>
    <style:style style:name="P56" style:family="paragraph" style:parent-style-name="Table_20_Contents">
      <style:text-properties style:font-name="Liberation Sans1" officeooo:rsid="0018c2dc" officeooo:paragraph-rsid="0018c2dc"/>
    </style:style>
    <style:style style:name="P57" style:family="paragraph" style:parent-style-name="Table_20_Contents">
      <style:paragraph-properties fo:text-align="center" style:justify-single-word="false"/>
      <style:text-properties style:font-name="Courier New" officeooo:rsid="001772b6" officeooo:paragraph-rsid="001772b6"/>
    </style:style>
    <style:style style:name="P58" style:family="paragraph" style:parent-style-name="Table_20_Contents">
      <style:paragraph-properties fo:text-align="center" style:justify-single-word="false"/>
      <style:text-properties style:font-name="Courier New" officeooo:rsid="001772b6" officeooo:paragraph-rsid="0018c2dc"/>
    </style:style>
    <style:style style:name="P59" style:family="paragraph" style:parent-style-name="Table_20_Contents">
      <style:paragraph-properties fo:text-align="center" style:justify-single-word="false"/>
      <style:text-properties style:font-name="Courier New" officeooo:paragraph-rsid="0018c2dc"/>
    </style:style>
    <style:style style:name="P60" style:family="paragraph" style:parent-style-name="Table_20_Contents">
      <style:paragraph-properties fo:text-align="center" style:justify-single-word="false"/>
      <style:text-properties style:font-name="Courier New" officeooo:rsid="0018c2dc" officeooo:paragraph-rsid="0018c2dc"/>
    </style:style>
    <style:style style:name="T1" style:family="text">
      <style:text-properties officeooo:rsid="0002a190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0734f" style:font-size-asian="10.5pt" style:font-size-complex="12pt"/>
    </style:style>
    <style:style style:name="T4" style:family="text">
      <style:text-properties style:font-name="Droid Sans Mono" fo:font-size="12pt" style:font-size-asian="10.5pt" style:font-size-complex="12pt"/>
    </style:style>
    <style:style style:name="T5" style:family="text">
      <style:text-properties style:font-name="Liberation Sans" officeooo:rsid="0171a626"/>
    </style:style>
    <style:style style:name="T6" style:family="text">
      <style:text-properties style:font-name="Liberation Sans" fo:font-size="12pt" style:font-size-asian="10.5pt" style:font-size-complex="12pt"/>
    </style:style>
    <style:style style:name="T7" style:family="text">
      <style:text-properties style:font-name="Liberation Sans1"/>
    </style:style>
    <style:style style:name="T8" style:family="text">
      <style:text-properties style:font-name="Liberation Sans1" officeooo:rsid="00044a2f"/>
    </style:style>
    <style:style style:name="T9" style:family="text">
      <style:text-properties officeooo:rsid="00031e6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31e6c" style:font-style-asian="italic" style:font-style-complex="italic"/>
    </style:style>
    <style:style style:name="T12" style:family="text">
      <style:text-properties fo:font-style="italic" officeooo:rsid="001e41fe" style:font-style-asian="italic" style:font-style-complex="italic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062969"/>
    </style:style>
    <style:style style:name="T15" style:family="text">
      <style:text-properties style:font-name="Courier New" officeooo:rsid="0009ea7b"/>
    </style:style>
    <style:style style:name="T16" style:family="text">
      <style:text-properties style:font-name="Courier New" officeooo:rsid="000e1a68"/>
    </style:style>
    <style:style style:name="T17" style:family="text">
      <style:text-properties style:font-name="Courier New" officeooo:rsid="000f4926"/>
    </style:style>
    <style:style style:name="T18" style:family="text">
      <style:text-properties officeooo:rsid="0004c324"/>
    </style:style>
    <style:style style:name="T19" style:family="text">
      <style:text-properties officeooo:rsid="0007e69b"/>
    </style:style>
    <style:style style:name="T20" style:family="text">
      <style:text-properties officeooo:rsid="00085d0f"/>
    </style:style>
    <style:style style:name="T21" style:family="text">
      <style:text-properties style:font-name="Arial" officeooo:rsid="0008f0bb" style:font-name-asian="WenQuanYi Micro Hei" style:font-name-complex="FreeSans"/>
    </style:style>
    <style:style style:name="T22" style:family="text">
      <style:text-properties officeooo:rsid="0009ea7b"/>
    </style:style>
    <style:style style:name="T23" style:family="text">
      <style:text-properties officeooo:rsid="0009ffdb"/>
    </style:style>
    <style:style style:name="T24" style:family="text">
      <style:text-properties officeooo:rsid="000ac7de"/>
    </style:style>
    <style:style style:name="T25" style:family="text">
      <style:text-properties officeooo:rsid="000c76a0"/>
    </style:style>
    <style:style style:name="T26" style:family="text">
      <style:text-properties officeooo:rsid="000e1a68"/>
    </style:style>
    <style:style style:name="T27" style:family="text">
      <style:text-properties officeooo:rsid="000f4926"/>
    </style:style>
    <style:style style:name="T28" style:family="text">
      <style:text-properties officeooo:rsid="00108bfe"/>
    </style:style>
    <style:style style:name="T29" style:family="text">
      <style:text-properties officeooo:rsid="0011f180"/>
    </style:style>
    <style:style style:name="T30" style:family="text">
      <style:text-properties style:font-name="Courier New"/>
    </style:style>
    <style:style style:name="T31" style:family="text">
      <style:text-properties style:font-name="Courier New" officeooo:rsid="001772b6"/>
    </style:style>
    <style:style style:name="T32" style:family="text">
      <style:text-properties officeooo:rsid="0012374a"/>
    </style:style>
    <style:style style:name="T33" style:family="text">
      <style:text-properties officeooo:rsid="0013a51b"/>
    </style:style>
    <style:style style:name="T34" style:family="text">
      <style:text-properties style:font-name="Liberation Sans1" officeooo:rsid="0011f180"/>
    </style:style>
    <style:style style:name="T35" style:family="text">
      <style:text-properties officeooo:rsid="0015aa3d"/>
    </style:style>
    <style:style style:name="T36" style:family="text">
      <style:text-properties officeooo:rsid="001772b6"/>
    </style:style>
    <style:style style:name="T37" style:family="text">
      <style:text-properties officeooo:rsid="0018c2dc"/>
    </style:style>
    <style:style style:name="T38" style:family="text">
      <style:text-properties officeooo:rsid="001b2af5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1e41fe" style:font-weight-asian="bold" style:font-weight-complex="bold"/>
    </style:style>
    <style:style style:name="T41" style:family="text">
      <style:text-properties officeooo:rsid="001bf828"/>
    </style:style>
    <style:style style:name="T42" style:family="text">
      <style:text-properties officeooo:rsid="001e41f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1"><text:a xlink:type="simple" xlink:href="#__RefHeading___Toc1339_4096545402" text:style-name="Index_20_Link" text:visited-style-name="Index_20_Link">Notices<text:tab/>1</text:a></text:p>
          <text:p text:style-name="P51"><text:a xlink:type="simple" xlink:href="#__RefHeading___Toc662_4096545402" text:style-name="Index_20_Link" text:visited-style-name="Index_20_Link">Introduction<text:tab/>1</text:a></text:p>
          <text:p text:style-name="P52"><text:a xlink:type="simple" xlink:href="#__RefHeading___Toc346_3435036798" text:style-name="Index_20_Link" text:visited-style-name="Index_20_Link">DIAGNOSE Instruction Usage<text:tab/>2</text:a></text:p>
          <text:p text:style-name="P51"><text:a xlink:type="simple" xlink:href="#__RefHeading___Toc348_3435036798" text:style-name="Index_20_Link" text:visited-style-name="Index_20_Link">DIAGNOSE X’008’<text:tab/>3</text:a></text:p>
          <text:p text:style-name="P51"><text:a xlink:type="simple" xlink:href="#__RefHeading___Toc1341_4096545402" text:style-name="Index_20_Link" text:visited-style-name="Index_20_Link">List-Directed Initial Program Load (IPL)<text:tab/>4</text:a></text:p>
          <text:p text:style-name="P52"><text:a xlink:type="simple" xlink:href="#__RefHeading___Toc1343_4096545402" text:style-name="Index_20_Link" text:visited-style-name="Index_20_Link">Hyperion Linux® Considerations<text:tab/>5</text:a></text:p>
        </text:index-body>
      </text:table-of-content>
      <text:p text:style-name="P20"/>
      <text:p text:style-name="P15"><text:span text:style-name="T7">Copyright </text:span><text:span text:style-name="T5">©</text:span><text:span text:style-name="T7"> </text:span><text:span text:style-name="T8">2020</text:span><text:span text:style-name="T7"> Harold Grovesteen</text:span></text:p>
      <text:p text:style-name="P6"><text:span text:style-name="T2">See the file </text:span><text:span text:style-name="T4">doc/fdl-1.3.txt</text:span><text:span text:style-name="T2"> for copying conditions.</text:span></text:p>
      <text:h text:style-name="Heading_20_1" text:outline-level="1"><text:bookmark-start text:name="__RefHeading___Toc1339_4096545402"/>Notices<text:bookmark-end text:name="__RefHeading___Toc1339_4096545402"/></text:h>
      <text:p text:style-name="P7"><text:span text:style-name="T2">“Linux</text:span><text:span text:style-name="T6">®</text:span><text:span text:style-name="T2">” is the registered trademark of Linu</text:span><text:span text:style-name="T3">s</text:span><text:span text:style-name="T2"> Torvalds in the U.S. and other countries.</text:span></text:p>
      <text:h text:style-name="Heading_20_1" text:outline-level="1"><text:bookmark-start text:name="__RefHeading___Toc662_4096545402"/>Introduction<text:bookmark-end text:name="__RefHeading___Toc662_4096545402"/></text:h>
      <text:p text:style-name="P28">Documenting the undocumented is the object of this manual. <text:s/><text:span text:style-name="T9">Hercules contains many capabilities that are not documented anywhere. <text:s/>This manual is intended to close some of that gap. <text:s/></text:span>Where known, differences between the various versions <text:span text:style-name="T29">of Hercules</text:span> and host platforms will be documented.</text:p>
      <text:p text:style-name="P29">Three versions of Hercules are in scope for this document:</text:p>
      <text:list xml:id="list1527332168" text:style-name="L3">
        <text:list-item>
          <text:p text:style-name="P30">Original Hercules, Hercules, v<text:span text:style-name="T1">ersion</text:span> 3.x;</text:p>
        </text:list-item>
        <text:list-item>
          <text:p text:style-name="P30">Developer sandbox, Hyperion (Hercules, <text:span text:style-name="T1">version</text:span> 4.x); and</text:p>
        </text:list-item>
        <text:list-item>
          <text:p text:style-name="P30">Software Development Labs (SDL), SDL Hyperion (also, Hercules 4.x).</text:p>
        </text:list-item>
      </text:list>
      <text:p text:style-name="P31">Each version has its advantages and disadvantages for any given user. <text:s/>There are additional versions offered for specific contexts. <text:s/><text:span text:style-name="T9">Generally there are few places to go for information on the topics included in this document besides the Hercules code itself. <text:s/>Assume that each capability described in this manual is available in all three versions, </text:span><text:span text:style-name="T11">unless otherwise stated</text:span><text:span text:style-name="T9">. <text:s/>One can expect Hyperion (2) and (3) to be closer in capability than the original Hercules (1).</text:span></text:p>
      <text:p text:style-name="P22"><text:span text:style-name="T34">The author of SATK and this documents uses Hyperion (2) on OpenSuse Linux for testing.</text:span></text:p>
      <text:p text:style-name="P32">This document is a work in progress and updates as appropriate will be made.</text:p>
      <text:p text:style-name="P32"/>
      <text:h text:style-name="Heading_20_2" text:outline-level="2"><text:bookmark-start text:name="__RefHeading___Toc346_3435036798"/><text:soft-page-break/>DIAGNOSE Instruction <text:span text:style-name="T33">Usage</text:span><text:bookmark-end text:name="__RefHeading___Toc346_3435036798"/></text:h>
      <text:p text:style-name="P25">Unlike legacy assemblers, ASMA provides a mnemonic for the DIAGNOSE instruction, <text:span text:style-name="T13">DIAG</text:span>. <text:s/>The DIAGNOSE instruction uses the register-to-storage format. <text:s/>In assembler source format, <text:span text:style-name="T13">DIAG</text:span> is usually coded this way:</text:p>
      <text:p text:style-name="P45">DIAG Rx,Ry,X’code’</text:p>
      <text:p text:style-name="P47">The <text:span text:style-name="T10">code</text:span> in hexadecimal identifies the function being requested. <text:s/>Registers <text:span text:style-name="T10">Rx</text:span> and <text:span text:style-name="T10">Ry</text:span> provide information to the function. <text:s/>When a function requires a register pair for one or both of the register operands, <text:span text:style-name="T10">Rx+1</text:span> and <text:span text:style-name="T10">Ry+1</text:span> also participate in the function.</text:p>
      <text:p text:style-name="P48">The DIAGNOSE instruction is a privileged instruction. <text:s/>It will return a condition code indicating success or failure:</text:p>
      <text:list xml:id="list894687366" text:style-name="L5">
        <text:list-item>
          <text:p text:style-name="P26">0 – success of the <text:span text:style-name="T41">DIAGNOSE </text:span>instruction</text:p>
        </text:list-item>
        <text:list-item>
          <text:p text:style-name="P26">1 – failure of the <text:span text:style-name="T41">DIAGNOSE </text:span>instruction</text:p>
        </text:list-item>
        <text:list-item>
          <text:p text:style-name="P26">2 or 3 is not returned by Hercules.</text:p>
        </text:list-item>
      </text:list>
      <text:p text:style-name="P27">In addition to the instruction’s success or failure, the DIAGNOSE function may also use one of the instruction’s participating registers for a return code. <text:s/>The return code values are dependent upon the function’s operation.</text:p>
      <text:p text:style-name="P27">A program should check both the condition code and, if used, the return code from the function in determining success or failure.</text:p>
      <text:p text:style-name="P27">A Program Interruption Specification Exception may result depending upon the requested function. <text:s/>The program should be prepared to handle this possible situation.</text:p>
      <text:p text:style-name="P25"><text:span text:style-name="T32">Hercules, in addition to its own usage, provides some emulation of VM’s use of the DIAGNOSE instruction. <text:s/>As DIAGNOSE codes are used by SATK, documentation of how they function will be provided </text:span>in this document<text:span text:style-name="T32">. <text:s/>In the case of VM emulation, the documentation of the VM usage may be used, but this document reflects Hercules actual implementation.</text:span></text:p>
      <text:p text:style-name="P42"/>
      <text:p text:style-name="P5"/>
      <text:h text:style-name="P50" text:outline-level="1"><text:bookmark-start text:name="__RefHeading___Toc348_3435036798"/>DIAGNOSE X’008’<text:bookmark-end text:name="__RefHeading___Toc348_3435036798"/></text:h>
      <text:p text:style-name="P24">DIAGNOSE instruction code X’008’ provides the ability to issue a command to the underlying system and <text:span text:style-name="T35">optionally, </text:span>request a response. <text:s/>On VM the command is a VM command. <text:s/>On Hercules the command is a Hercules command. <text:s/><text:span text:style-name="T35">The instruction is coded as follows:</text:span></text:p>
      <text:p text:style-name="P46">DIAG Rx,Ry,X’008’</text:p>
      <text:p text:style-name="P33">The code X’008’ function is driven by the flag byte provided in the first byte of the <text:span text:style-name="T10">Ry</text:span> register.</text:p>
      <text:p text:style-name="P33">The flag byte is bit level set of flags. <text:s/>‘<text:span text:style-name="T31">1</text:span><text:span text:style-name="T36">’ causes the meaning defined, ‘</text:span><text:span text:style-name="T31">0</text:span><text:span text:style-name="T36">’ is required, ‘</text:span><text:span text:style-name="T31">x</text:span><text:span text:style-name="T36">’ may be either ‘0’ or ‘1’, and ‘</text:span><text:span text:style-name="T31">.</text:span><text:span text:style-name="T36">’ indicates the value is ignored.</text:span></text:p>
      <table:table table:name="Table1" table:style-name="Table1">
        <table:table-column table:style-name="Table1.A" table:number-columns-repeated="2"/>
        <table:table-column table:style-name="Table1.C"/>
        <table:table-header-rows>
          <table:table-row>
            <table:table-cell table:style-name="Table1.A1" office:value-type="string">
              <text:p text:style-name="P53">Flag Bits</text:p>
            </table:table-cell>
            <table:table-cell table:style-name="Table1.A1" office:value-type="string">
              <text:p text:style-name="P54">Flag Byte</text:p>
            </table:table-cell>
            <table:table-cell table:style-name="Table1.C1" office:value-type="string">
              <text:p text:style-name="P53">Meaning</text:p>
            </table:table-cell>
          </table:table-row>
        </table:table-header-rows>
        <table:table-row>
          <table:table-cell table:style-name="Table1.A2" office:value-type="string">
            <text:p text:style-name="P57">1xx. ....</text:p>
          </table:table-cell>
          <table:table-cell table:style-name="Table1.A2" office:value-type="string">
            <text:p text:style-name="P60">X’80’</text:p>
          </table:table-cell>
          <table:table-cell table:style-name="Table1.C2" office:value-type="string">
            <text:p text:style-name="P55">Reject password in command (ignored by Hercules)</text:p>
          </table:table-cell>
        </table:table-row>
        <table:table-row>
          <table:table-cell table:style-name="Table1.A2" office:value-type="string">
            <text:p text:style-name="P59"><text:span text:style-name="T37">x1x. ....</text:span></text:p>
          </table:table-cell>
          <table:table-cell table:style-name="Table1.A2" office:value-type="string">
            <text:p text:style-name="P60">X’40’</text:p>
          </table:table-cell>
          <table:table-cell table:style-name="Table1.C2" office:value-type="string">
            <text:p text:style-name="P55">Provide a command response</text:p>
          </table:table-cell>
        </table:table-row>
        <table:table-row>
          <table:table-cell table:style-name="Table1.A2" office:value-type="string">
            <text:p text:style-name="P58"><text:span text:style-name="T37">x</text:span>x1. ....</text:p>
          </table:table-cell>
          <table:table-cell table:style-name="Table1.A2" office:value-type="string">
            <text:p text:style-name="P60">X’20’</text:p>
          </table:table-cell>
          <table:table-cell table:style-name="Table1.C2" office:value-type="string">
            <text:p text:style-name="P55">Prompt for password (ignored by Hercules)</text:p>
          </table:table-cell>
        </table:table-row>
        <table:table-row>
          <table:table-cell table:style-name="Table1.A2" office:value-type="string">
            <text:p text:style-name="P60">...x xxxx</text:p>
          </table:table-cell>
          <table:table-cell table:style-name="Table1.A2" office:value-type="string">
            <text:p text:style-name="P60">--</text:p>
          </table:table-cell>
          <table:table-cell table:style-name="Table1.C2" office:value-type="string">
            <text:p text:style-name="P56">Causes a specification exception if any bit is 1</text:p>
          </table:table-cell>
        </table:table-row>
      </table:table>
      <text:p text:style-name="P33"/>
      <text:p text:style-name="P34">If the flag byte bit 1 is 0, only command execution is requested and only Rx and Ry are used by code X’008’. <text:s/>If the flag byte bit 1 is 1, a command response is also requested and registers Rx+1 and Ry+1 are also used.</text:p>
      <text:p text:style-name="P35">Upon successful completion of the Hercules command, register Ry contains a return code. <text:s/>0 indicates successful execution. <text:s/>Anything other than 0 indicates why the command failed.</text:p>
      <text:p text:style-name="P36">When flag bit 1 is 0 or 1:</text:p>
      <text:list xml:id="list3886624227" text:style-name="L6">
        <text:list-item>
          <text:p text:style-name="P37"><text:span text:style-name="T10">Rx</text:span> contains the address of the command to be executed.</text:p>
        </text:list-item>
        <text:list-item>
          <text:p text:style-name="P37"><text:span text:style-name="T10">Ry</text:span> byte 0 contains the flag byte.</text:p>
        </text:list-item>
        <text:list-item>
          <text:p text:style-name="P37"><text:span text:style-name="T10">Ry</text:span> bytes 1-3 contains the length of the command, Hercules maximum is 256 bytes. <text:s/><text:span text:style-name="T42">On Hercules, if the command length is zero, Hercules places the executing CPU into the </text:span><text:span text:style-name="T40">stopped</text:span><text:span text:style-name="T42"> state.</text:span></text:p>
        </text:list-item>
      </text:list>
      <text:p text:style-name="P36">When flag bit 1 is 1, additionally</text:p>
      <text:list xml:id="list1484842151" text:style-name="L7">
        <text:list-item>
          <text:p text:style-name="P38"><text:span text:style-name="T10">Rx+1</text:span> contains the command response address,</text:p>
        </text:list-item>
        <text:list-item>
          <text:p text:style-name="P38"><text:span text:style-name="T10">Ry+1</text:span> contains the length of the command response, Hercules maximum is 256 bytes.</text:p>
        </text:list-item>
      </text:list>
      <text:p text:style-name="P42"><text:span text:style-name="T39">Specification Exception Causes</text:span>:</text:p>
      <text:p text:style-name="P44"><text:span text:style-name="T38">Any of the unused bits, bits 3-7, in the flag are set to 1.</text:span></text:p>
      <text:list xml:id="list121071197" text:style-name="L8">
        <text:list-header>
          <text:p text:style-name="P40"><text:soft-page-break/>Rx and Ry must not be the same.</text:p>
          <text:p text:style-name="P40">When flag bit 1 is 1:</text:p>
        </text:list-header>
      </text:list>
      <text:list xml:id="list3719361449" text:style-name="L9">
        <text:list-item>
          <text:list>
            <text:list-item>
              <text:list>
                <text:list-item>
                  <text:p text:style-name="P41"><text:span text:style-name="T10">Rx</text:span>, <text:span text:style-name="T10">Rx</text:span>+1, <text:span text:style-name="T10">Ry</text:span>, and <text:span text:style-name="T10">Ry</text:span>+1 must not overlap</text:p>
                </text:list-item>
                <text:list-item>
                  <text:p text:style-name="P41"><text:span text:style-name="T10">Rx</text:span>, or <text:span text:style-name="T10">Ry</text:span> must not be 15 (register wrap around is not supported)</text:p>
                </text:list-item>
              </text:list>
            </text:list-item>
          </text:list>
        </text:list-item>
      </text:list>
      <text:list xml:id="list85438553993519" text:continue-list="list121071197" text:style-name="L8">
        <text:list-header>
          <text:p text:style-name="P40">Hercules configuration does not contain <text:span text:style-name="T13">DIAG8CMD enable</text:span>.</text:p>
        </text:list-header>
      </text:list>
      <text:p text:style-name="P42"><text:span text:style-name="T39">Condition Codes Returned</text:span>:</text:p>
      <text:p text:style-name="P44">Hercules only returns condition code zero.</text:p>
      <text:p text:style-name="P49"><text:span text:style-name="T39">Return Codes</text:span>:</text:p>
      <text:p text:style-name="P44">Hercules only <text:span text:style-name="T42">sets the </text:span><text:span text:style-name="T12">Ry</text:span><text:span text:style-name="T42"> </text:span>returns code <text:span text:style-name="T42">to </text:span>zero.</text:p>
      <text:p text:style-name="P39"/>
      <text:p text:style-name="P39"/>
      <text:p text:style-name="P36"/>
      <text:p text:style-name="P43"/>
      <text:h text:style-name="P50" text:outline-level="1"><text:bookmark-start text:name="__RefHeading___Toc1341_4096545402"/>List-Directed Initial Program Load (IPL)<text:bookmark-end text:name="__RefHeading___Toc1341_4096545402"/></text:h>
      <text:p text:style-name="P8">The <text:span text:style-name="T13">ipl</text:span> command is usually used to initiate IPL from a device. <text:s/>All that is required is the device address as defined by the Hercules configuration file, for example, <text:span text:style-name="T13">ipl 220</text:span>. <text:s/>This type of IPL is well described in various publications, in particular, the relevant <text:span text:style-name="T10">Principle of Operations</text:span> manual. <text:s/>Device targeted IPL will not be discussed further here.</text:p>
      <text:p text:style-name="P14">List-directed IPL is a much later innovation. <text:s/>It appeared when Linux started to be installed on mainframe systems using the Host Management Console. <text:s/>This simple form of list-directed IPL allowed the Linux installation. <text:s/>More recent versions of the Principle of Operations manuals have more complex descriptions of how the “list” is built, but as of yet none <text:span text:style-name="T28">of those</text:span> are supported by Hercules.</text:p>
      <text:p text:style-name="P9">List-directed IPL, <text:span text:style-name="T26">as implemented by Hercules,</text:span> is initiated with the same command, <text:span text:style-name="T16">ipl</text:span>, but instead of a device being specified, a host platform file is specified, for example: <text:span text:style-name="T13">ipl path_</text:span><text:span text:style-name="T14">to_control</text:span><text:span text:style-name="T13">_file</text:span>. <text:s/><text:span text:style-name="T18">That part is well documented within the various web pages supported by the different Hercules versions. <text:s/>What is not documented is how the directory that contains the file is structured nor the contents of the targeted file.</text:span></text:p>
      <text:p text:style-name="P10">The control file contains text statements that do two things. <text:s/>First, a file within the same directory as the control file is identified and, second, where in absolute storage the file is t<text:span text:style-name="T28">o</text:span> be loaded by Hercules. <text:s/>The location is a hex value that starts with a “<text:span text:style-name="T13">0x</text:span>” followed by the load address. <text:s/>The following is an example of a list-directed <text:span text:style-name="T19">IPL </text:span>control file:</text:p>
      <text:p text:style-name="P2">IPLPSW.bin 0x0</text:p>
      <text:p text:style-name="P2">IPLPGM1.bin 0x300</text:p>
      <text:p text:style-name="P10"/>
      <text:p text:style-name="P14">This results in at least three files within this directory. <text:s/>There could be other files that would be ignored by the list-directed IPL process. <text:s/>The three files would be:</text:p>
      <text:list xml:id="list4241494740" text:style-name="L2">
        <text:list-item>
          <text:p text:style-name="P23">IPLPGM1.bin</text:p>
        </text:list-item>
        <text:list-item>
          <text:p text:style-name="P23">IPLPSW.bin</text:p>
        </text:list-item>
        <text:list-item>
          <text:p text:style-name="P23">pgm1.txt</text:p>
        </text:list-item>
      </text:list>
      <text:p text:style-name="P10">This <text:span text:style-name="T20">example </text:span>control file identifies two files within the same directory as <text:span text:style-name="T20">the </text:span>control file itself that are to be loaded into absolute storage. <text:s/>In each case the file is treated as <text:span text:style-name="T20">a </text:span>binary image file, loaded directly into absolute storage. <text:s/>Hercules uses the load address to position the file <text:span text:style-name="T20">in storage</text:span>. <text:s/>The files are loaded in the sequence specified in the control file. <text:s/><text:span text:style-name="T13">IPLPSW.bin</text:span> would be loaded first, followed by <text:span text:style-name="T13">IPLPGM1.bin</text:span>.</text:p>
      <text:p text:style-name="P11"><text:soft-page-break/>Following the successful loading of the files specified in the control file, a PSW is fetched by the IPL cpu from locations X’0’-X’7’ and program execution starts. <text:s/>And then the fun begins, so to speak. <text:s/><text:span text:style-name="T20">Whatever is located in these absolute addresses is loaded into the active PSW.</text:span></text:p>
      <text:h text:style-name="Heading_20_2" text:outline-level="2"><text:bookmark-start text:name="__RefHeading___Toc1343_4096545402"/><text:span text:style-name="T25">Hyperion </text:span>Linux<text:span text:style-name="T21">®</text:span> Considerations<text:bookmark-end text:name="__RefHeading___Toc1343_4096545402"/></text:h>
      <text:p text:style-name="P7">While <text:span text:style-name="T23">on another common</text:span> platform, a fully qualified file path and name in the <text:span text:style-name="T13">ipl</text:span> command <text:span text:style-name="T23">is permitted. <text:s/></text:span>Linux and <text:span text:style-name="T23">some </text:span>other <text:span text:style-name="T23">similar </text:span>platforms <text:span text:style-name="T27">do</text:span> not <text:span text:style-name="T27">allow it</text:span>. <text:s/><text:span text:style-name="T22">This is a “feature” of how the file is accessed within Hercules using the </text:span><text:span text:style-name="T15">realpath()</text:span><text:span text:style-name="T22"> function. <text:s/>This function treats a fully qualified file path and name as an error condition. <text:s/>Hercules reports the file as non-existent.</text:span></text:p>
      <text:p text:style-name="P12">The easiest way to get this to work is to change the current working directory to another lower down the directory tree, and use a non-fully qualified name within the ipl command. <text:s/><text:span text:style-name="T27">This allows </text:span><text:span text:style-name="T17">realpath()</text:span><text:span text:style-name="T27"> to find additional directories to add to is argument producing a fully qualified file. <text:s/>Hercules will use this resulting path to perform the IPL.</text:span></text:p>
      <text:p text:style-name="P12">Assume the control file targeted by the <text:span text:style-name="T13">ipl</text:span> command is:</text:p>
      <text:p text:style-name="P3">/home/harold/SATKREPO/SATK/samples/guide/pgm1/ldipl/pgm1.txt</text:p>
      <text:p text:style-name="P13">The use<text:span text:style-name="T24">r</text:span> could change <text:span text:style-name="T24">(before launching Hercules)</text:span> the current working directory to:</text:p>
      <text:p text:style-name="P4">cd /home/harold/SATKREPO/SATK/samples/guide/pgm1</text:p>
      <text:p text:style-name="P17">The ipl command, either typed or part of the Hercules run control file (<text:span text:style-name="T13">.rc</text:span>), would be:</text:p>
      <text:p text:style-name="P4">ipl ldipl/pgm1.txt</text:p>
      <text:p text:style-name="P18">This change, while tying the <text:span text:style-name="T13">ipl</text:span> command to the current working directory, succeeds on Linux with Hyperion.</text:p>
      <text:p text:style-name="P19"/>
      <text:p text:style-name="P10"/>
      <text:p text:style-name="P1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family-generic="swiss" style:font-pitch="fixed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officeooo:rsid="0002a190" officeooo:paragraph-rsid="0002a190" style:font-size-asian="16pt" style:font-size-complex="1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Undocumented Hercul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1:51:18.478147225</meta:creation-date>
    <dc:date>2020-06-05T08:53:52.895769156</dc:date>
    <meta:editing-duration>PT46M42S</meta:editing-duration>
    <meta:editing-cycles>13</meta:editing-cycles>
    <meta:generator>LibreOffice/5.3.5.2$Linux_X86_64 LibreOffice_project/30m0$Build-2</meta:generator>
    <meta:document-statistic meta:table-count="1" meta:image-count="0" meta:object-count="0" meta:page-count="6" meta:paragraph-count="96" meta:word-count="1467" meta:character-count="8943" meta:non-whitespace-character-count="7540"/>
  </office:meta>
</office:document-meta>
</file>